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AdviceInterceptor.ThrowsAdviceInterceptor( Object throwsAdvi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hrowsAdviceInterceptor.invokeHandlerMethod( MethodInvocation mi , Throwable ex ,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hrowsAdviceInterceptor.getHandlerMetho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sAdviceInterceptor.invoke( MethodInvocation m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owsAdviceInterceptor.getExceptionHandler( Throwable excep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